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361000002C51E59A124FFCEEC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Standard" style:font-pitch="variable" style:font-charset="x-symbol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List_20_Paragraph">
      <style:paragraph-properties fo:margin-top="0cm" fo:margin-bottom="0.282cm" style:contextual-spacing="true" fo:line-height="108%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5" style:family="paragraph" style:parent-style-name="List_20_Paragraph">
      <style:paragraph-properties fo:margin-left="0cm" fo:margin-right="0cm" fo:margin-top="0cm" fo:margin-bottom="0.282cm" style:contextual-spacing="true" fo:line-height="108%" fo:orphans="2" fo:widows="2" fo:hyphenation-ladder-count="no-limit" fo:text-indent="0cm" style:auto-text-indent="false" style:vertical-align="auto"/>
      <style:text-properties officeooo:rsid="000cb78f" officeooo:paragraph-rsid="000cb78f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true" fo:line-height="115%"/>
      <style:text-properties style:font-name="Verdana" fo:font-size="14pt" fo:font-weight="bold" style:font-size-asian="14pt" style:font-weight-asian="bold" style:font-name-complex="Calibri1" style:font-size-complex="11pt"/>
    </style:style>
    <style:style style:name="P7" style:family="paragraph" style:parent-style-name="Standard">
      <style:paragraph-properties fo:line-height="115%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8" style:family="paragraph" style:parent-style-name="Standard">
      <style:text-properties style:font-name="Calibri" style:font-name-asian="Calibri1" style:font-name-complex="Calibri1"/>
    </style:style>
    <style:style style:name="P9" style:family="paragraph" style:parent-style-name="Standard">
      <style:text-properties style:font-name="Calibri" fo:font-size="18pt" fo:font-weight="bold" style:font-size-asian="18pt" style:font-weight-asian="bold" style:font-name-complex="Calibri1" style:font-size-complex="16pt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Heading_20_2">
      <style:paragraph-properties fo:margin-left="3.752cm" fo:margin-right="0cm" fo:text-indent="1.251cm" style:auto-text-indent="false"/>
    </style:style>
    <style:style style:name="P12" style:family="paragraph" style:parent-style-name="Heading_20_2">
      <style:paragraph-properties fo:margin-left="3.752cm" fo:margin-right="0cm" fo:text-indent="1.251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Heading_20_2">
      <style:paragraph-properties fo:margin-left="5.002cm" fo:margin-right="0cm" fo:text-indent="0cm" style:auto-text-indent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P14" style:family="paragraph" style:parent-style-name="Heading_20_2">
      <style:text-properties style:use-window-font-color="true" loext:opacity="0%" style:font-name="Calibri" fo:font-size="18pt" fo:font-weight="bold" style:font-size-asian="18pt" style:font-weight-asian="bold" style:font-name-complex="Calibri1" style:font-size-complex="16pt"/>
    </style:style>
    <style:style style:name="P15" style:family="paragraph" style:parent-style-name="List_20_Paragraph" style:list-style-name="WWNum19">
      <style:paragraph-properties fo:margin-top="0cm" fo:margin-bottom="0.282cm" style:contextual-spacing="true" fo:line-height="108%" fo:orphans="2" fo:widows="2" fo:hyphenation-ladder-count="no-limit" style:vertical-align="auto"/>
      <style:text-properties officeooo:rsid="000cb78f" officeooo:paragraph-rsid="0010c6b3" fo:hyphenate="true" fo:hyphenation-remain-char-count="2" fo:hyphenation-push-char-count="2" loext:hyphenation-no-caps="false"/>
    </style:style>
    <style:style style:name="P16" style:family="paragraph" style:parent-style-name="List_20_Paragraph" style:list-style-name="WWNum19">
      <style:paragraph-properties fo:margin-top="0cm" fo:margin-bottom="0.282cm" style:contextual-spacing="true" fo:line-height="108%" fo:orphans="2" fo:widows="2" fo:hyphenation-ladder-count="no-limit" style:vertical-align="auto"/>
      <style:text-properties fo:color="#70ad47" loext:opacity="100%" style:font-name="Calibri" fo:font-style="italic" officeooo:rsid="000cb78f" officeooo:paragraph-rsid="000cb78f" style:font-name-asian="Calibri1" style:font-style-asian="italic" style:font-name-complex="Calibri1" fo:hyphenate="true" fo:hyphenation-remain-char-count="2" fo:hyphenation-push-char-count="2" loext:hyphenation-no-caps="false"/>
    </style:style>
    <style:style style:name="P17" style:family="paragraph" style:parent-style-name="List_20_Paragraph" style:list-style-name="WWNum20">
      <style:paragraph-properties fo:margin-top="0cm" fo:margin-bottom="0.282cm" style:contextual-spacing="true" fo:line-height="108%" fo:orphans="2" fo:widows="2" fo:hyphenation-ladder-count="no-limit" style:vertical-align="auto"/>
      <style:text-properties fo:color="#70ad47" loext:opacity="100%" style:font-name="Calibri" fo:font-style="italic" officeooo:rsid="000ced9e" officeooo:paragraph-rsid="000ced9e" style:font-name-asian="Calibri1" style:font-style-asian="italic" style:font-name-complex="Calibri1" fo:hyphenate="true" fo:hyphenation-remain-char-count="2" fo:hyphenation-push-char-count="2" loext:hyphenation-no-caps="false"/>
    </style:style>
    <style:style style:name="P18" style:family="paragraph" style:parent-style-name="List_20_Paragraph" style:list-style-name="WWNum17">
      <style:paragraph-properties fo:margin-top="0cm" fo:margin-bottom="0.282cm" style:contextual-spacing="true" fo:line-height="108%" fo:orphans="2" fo:widows="2" fo:hyphenation-ladder-count="no-limit" style:vertical-align="auto"/>
      <style:text-properties fo:color="#70ad47" loext:opacity="100%" style:font-name="Calibri" fo:font-style="italic" officeooo:rsid="000ced9e" officeooo:paragraph-rsid="000ced9e" style:font-name-asian="Calibri1" style:font-style-asian="italic" style:font-name-complex="Calibri1" fo:hyphenate="true" fo:hyphenation-remain-char-count="2" fo:hyphenation-push-char-count="2" loext:hyphenation-no-caps="false"/>
    </style:style>
    <style:style style:name="P19" style:family="paragraph" style:parent-style-name="List_20_Paragraph" style:list-style-name="WWNum17">
      <style:paragraph-properties fo:margin-top="0cm" fo:margin-bottom="0.282cm" style:contextual-spacing="true" fo:line-height="108%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20" style:family="paragraph" style:parent-style-name="List_20_Paragraph" style:list-style-name="WWNum17">
      <style:paragraph-properties fo:margin-top="0cm" fo:margin-bottom="0.282cm" style:contextual-spacing="true" fo:line-height="108%" fo:orphans="2" fo:widows="2" fo:hyphenation-ladder-count="no-limit" style:vertical-align="auto"/>
      <style:text-properties officeooo:paragraph-rsid="000e2d3f" fo:hyphenate="true" fo:hyphenation-remain-char-count="2" fo:hyphenation-push-char-count="2" loext:hyphenation-no-caps="false"/>
    </style:style>
    <style:style style:name="P21" style:family="paragraph" style:parent-style-name="List_20_Paragraph">
      <style:paragraph-properties fo:margin-top="0cm" fo:margin-bottom="0.282cm" style:contextual-spacing="true" fo:line-height="108%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22" style:family="paragraph" style:parent-style-name="List_20_Paragraph" style:list-style-name="WWNum17">
      <style:paragraph-properties fo:margin-top="0cm" fo:margin-bottom="0.282cm" style:contextual-spacing="true" fo:line-height="108%" fo:orphans="2" fo:widows="2" fo:hyphenation-ladder-count="no-limit" style:vertical-align="auto"/>
      <style:text-properties style:font-name="Calibri" style:font-name-asian="Calibri1" style:font-name-complex="Calibri1" fo:hyphenate="true" fo:hyphenation-remain-char-count="2" fo:hyphenation-push-char-count="2" loext:hyphenation-no-caps="false"/>
    </style:style>
    <style:style style:name="P23" style:family="paragraph" style:parent-style-name="List_20_Paragraph" style:list-style-name="WWNum17">
      <style:paragraph-properties fo:margin-top="0cm" fo:margin-bottom="0.282cm" style:contextual-spacing="true" fo:line-height="108%" fo:orphans="2" fo:widows="2" fo:hyphenation-ladder-count="no-limit" style:vertical-align="auto"/>
      <style:text-properties officeooo:rsid="000e2d3f" officeooo:paragraph-rsid="000e2d3f" fo:hyphenate="true" fo:hyphenation-remain-char-count="2" fo:hyphenation-push-char-count="2" loext:hyphenation-no-caps="false"/>
    </style:style>
    <style:style style:name="P24" style:family="paragraph" style:parent-style-name="List_20_Paragraph">
      <style:paragraph-properties fo:margin-top="0cm" fo:margin-bottom="0.282cm" style:contextual-spacing="true" fo:line-height="108%" fo:orphans="2" fo:widows="2" fo:hyphenation-ladder-count="no-limit" style:vertical-align="auto"/>
      <style:text-properties officeooo:rsid="000e2d3f" officeooo:paragraph-rsid="000e2d3f" fo:hyphenate="true" fo:hyphenation-remain-char-count="2" fo:hyphenation-push-char-count="2" loext:hyphenation-no-caps="false"/>
    </style:style>
    <style:style style:name="P25" style:family="paragraph" style:parent-style-name="List_20_Paragraph">
      <style:paragraph-properties fo:margin-top="0cm" fo:margin-bottom="0.282cm" style:contextual-spacing="true" fo:line-height="108%" fo:orphans="2" fo:widows="2" fo:hyphenation-ladder-count="no-limit" style:vertical-align="auto"/>
      <style:text-properties officeooo:rsid="000e2d3f" officeooo:paragraph-rsid="000efeda" fo:hyphenate="true" fo:hyphenation-remain-char-count="2" fo:hyphenation-push-char-count="2" loext:hyphenation-no-caps="false"/>
    </style:style>
    <style:style style:name="P26" style:family="paragraph" style:parent-style-name="Standard" style:master-page-name="First_20_Page">
      <style:paragraph-properties fo:margin-top="0cm" fo:margin-bottom="0cm" style:contextual-spacing="true" style:page-number="auto"/>
    </style:style>
    <style:style style:name="P27" style:family="paragraph" style:parent-style-name="Standard">
      <style:paragraph-properties fo:line-height="115%"/>
      <style:text-properties style:font-name="Calibri" style:font-name-asian="Calibri1" style:font-name-complex="Calibri1"/>
    </style:style>
    <style:style style:name="P28" style:family="paragraph" style:parent-style-name="Standard">
      <style:paragraph-properties fo:line-height="115%" fo:orphans="2" fo:widows="2" fo:hyphenation-ladder-count="no-limit" style:vertical-align="auto"/>
      <style:text-properties style:font-name="Calibri" style:font-name-asian="Calibri1" style:font-name-complex="Calibri1" fo:hyphenate="true" fo:hyphenation-remain-char-count="2" fo:hyphenation-push-char-count="2" loext:hyphenation-no-caps="false"/>
    </style:style>
    <style:style style:name="P29" style:family="paragraph" style:parent-style-name="Standard">
      <style:text-properties style:font-name="Calibri" style:font-name-asian="Calibri1" style:font-name-complex="Calibri1"/>
    </style:style>
    <style:style style:name="P30" style:family="paragraph" style:parent-style-name="Standard">
      <style:paragraph-properties fo:line-height="115%"/>
      <style:text-properties fo:color="#70ad47" loext:opacity="100%" style:font-name="Calibri" fo:font-style="italic" officeooo:rsid="000cb78f" officeooo:paragraph-rsid="000cb78f" style:font-name-asian="Calibri1" style:font-style-asian="italic" style:font-name-complex="Calibri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5b9bd5" loext:opacity="100%" style:font-name="Verdana" fo:font-size="10pt" style:font-size-asian="10pt" style:font-size-complex="10pt"/>
    </style:style>
    <style:style style:name="T3" style:family="text">
      <style:text-properties fo:color="#5b9bd5" loext:opacity="100%" fo:font-size="10pt" style:font-size-asian="10pt" style:font-size-complex="10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size="18pt" fo:font-weight="bold" style:font-size-asian="18pt" style:font-weight-asian="bold" style:font-name-complex="Calibri1" style:font-size-complex="16pt"/>
    </style:style>
    <style:style style:name="T6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7" style:family="text">
      <style:text-properties style:font-name="Calibri" fo:font-size="18pt" style:font-name-asian="Calibri1" style:font-size-asian="18pt" style:font-name-complex="Calibri1" style:font-size-complex="18pt"/>
    </style:style>
    <style:style style:name="T8" style:family="text">
      <style:text-properties style:font-name="Calibri" fo:font-weight="bold" style:font-name-asian="Calibri1" style:font-weight-asian="bold" style:font-name-complex="Calibri1"/>
    </style:style>
    <style:style style:name="T9" style:family="text">
      <style:text-properties style:font-name="Verdana" fo:font-size="18pt" fo:font-weight="bold" style:font-size-asian="18pt" style:font-weight-asian="bold" style:font-name-complex="Calibri1" style:font-size-complex="14pt"/>
    </style:style>
    <style:style style:name="T10" style:family="text">
      <style:text-properties fo:color="#70ad47" loext:opacity="100%" style:font-name="Verdana" fo:font-size="18pt" fo:font-weight="bold" style:font-size-asian="18pt" style:font-weight-asian="bold" style:font-name-complex="Calibri1" style:font-size-complex="14pt"/>
    </style:style>
    <style:style style:name="T11" style:family="text">
      <style:text-properties fo:color="#70ad47" loext:opacity="100%" style:font-name="Verdana" fo:font-size="18pt" fo:font-weight="bold" officeooo:rsid="000cb78f" style:font-size-asian="18pt" style:font-weight-asian="bold" style:font-name-complex="Calibri1" style:font-size-complex="14pt"/>
    </style:style>
    <style:style style:name="T12" style:family="text">
      <style:text-properties fo:color="#70ad47" loext:opacity="100%" style:font-name="Calibri" fo:font-style="italic" style:font-name-asian="Calibri1" style:font-style-asian="italic" style:font-name-complex="Calibri1"/>
    </style:style>
    <style:style style:name="T13" style:family="text">
      <style:text-properties fo:color="#70ad47" loext:opacity="100%" style:font-name="Calibri" fo:font-style="italic" officeooo:rsid="000ced9e" style:font-name-asian="Calibri1" style:font-style-asian="italic" style:font-name-complex="Calibri1"/>
    </style:style>
    <style:style style:name="T14" style:family="text">
      <style:text-properties fo:color="#70ad47" loext:opacity="100%" style:font-name="Calibri" fo:font-style="italic" officeooo:rsid="000e2d3f" style:font-name-asian="Calibri1" style:font-style-asian="italic" style:font-name-complex="Calibri1"/>
    </style:style>
    <style:style style:name="T15" style:family="text">
      <style:text-properties fo:color="#70ad47" loext:opacity="100%" style:font-name="Calibri" fo:font-style="italic" officeooo:rsid="000efeda" style:font-name-asian="Calibri1" style:font-style-asian="italic" style:font-name-complex="Calibri1"/>
    </style:style>
    <style:style style:name="T16" style:family="text">
      <style:text-properties fo:color="#70ad47" loext:opacity="100%" style:font-name="Calibri" fo:font-style="italic" officeooo:rsid="0010c6b3" style:font-name-asian="Calibri1" style:font-style-asian="italic" style:font-name-complex="Calibri1"/>
    </style:style>
    <style:style style:name="T17" style:family="text">
      <style:text-properties officeooo:rsid="000efeda"/>
    </style:style>
    <style:style style:name="T18" style:family="text">
      <style:text-properties officeooo:rsid="0010c6b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9">Projekt </text:span><text:span text:style-name="T10">[</text:span><text:span text:style-name="T11">Deckbuilder für das Spiel Yu-Gi-OH!</text:span><text:span text:style-name="T10">]</text:span></text:p>
      <text:p text:style-name="P6"/>
      <text:p text:style-name="P27">[Entwickeln Sie eine Anwendung mit Fokus auf die Gestaltung der Graphischen Benutzerschnittstelle in Teamarbeit (zu zweit). Hierbei soll es sich um eine Responsive Website oder eine Android-App handeln, die unter Einsatz von React/React Native entwickelt wird.]<text:line-break/></text:p>
      <text:p text:style-name="P27">Allgemeine Beschreibung des Projekts:</text:p>
      <text:p text:style-name="P30">Mithilfe unserer Anwendung kann man <text:s/>verschiedene Kartendecks für das Sammelkartenspiel Yu-Gi-Oh! erstellen. Dazu wird eine API angesprochen, die es dann ermöglicht nach Karten zu suchen und filtern und dem aktuellen Deck hinzuzufügen. </text:p>
      <text:p text:style-name="P8"/>
      <text:p text:style-name="P8">Funktionale Anforderungen:</text:p>
      <text:list xml:id="list4123618309" text:style-name="WWNum19">
        <text:list-header>
          <text:p text:style-name="P16">- Karten suchen und anzeigen <text:span text:style-name="T17">(Der Benutzer sollte nach Karten suchen können, in dem er Namen oder nach verschiedenen Attributen wie Angriff oder Verteidigungspunkten sucht.)</text:span></text:p>
          <text:p text:style-name="P16">- Kartendetails anzeigen <text:span text:style-name="T17">(Um Effekte von Karten zu lesen und verstehen, sollen einzelne Karten vergrößert angezeigt werden, damit sie gelesen werden können.)</text:span></text:p>
          <text:p text:style-name="P16">- Deck erstellen <text:span text:style-name="T17">(Man kann aus mehreren Karten ein Deck erstellen)</text:span></text:p>
          <text:p text:style-name="P16">- Deck anzeigen <text:span text:style-name="T17">(Man soll aus einer Übersicht seiner Decks, ein vom User ausgesuchtes Deck auswählen können um die darin enthaltenen Karten anzuschauen.) </text:span></text:p>
          <text:p text:style-name="P16">- Deck bearbeiten <text:span text:style-name="T17">(Aus bestehenden Decks sollen Karten entfernt oder hinzugefügt werden.)</text:span></text:p>
          <text:p text:style-name="P16">- Deck speichern und laden <text:span text:style-name="T17">(Erstellte Decks sollen gespeichert werden, damit sie zu einem späteren Zeitpunkt betrachtet werden können.)</text:span></text:p>
          <text:p text:style-name="P16">- Deckvalidierung (<text:span text:style-name="T18">Vor Speicherung soll überprüft werden, ob die Mindest- und Höchstanzahl der Karten eingehalten wurde und ob verbotene Karten im Deck vorhanden sind</text:span>)</text:p>
          <text:p text:style-name="P15"><text:span text:style-name="T12">- </text:span><text:span text:style-name="T13">Responsive Webdesign </text:span><text:span text:style-name="T15">(Gleiche Darstellung der Anwendung auf verschiedenen </text:span><text:span text:style-name="T16">Geräten und bei verschiedenen Website Größen</text:span><text:span text:style-name="T15">)</text:span></text:p>
        </text:list-header>
      </text:list>
      <text:p text:style-name="P5"/>
      <text:p text:style-name="P8">Weiterhin können optional folgende zusätzliche Funktionale Anforderungen umgesetzt werden:</text:p>
      <text:list xml:id="list335798576" text:style-name="WWNum20">
        <text:list-header>
          <text:p text:style-name="P17">-Deck teilen mit anderen Leuten</text:p>
        </text:list-header>
      </text:list>
      <text:p text:style-name="P8">Nicht-funktionale Anforderungen:</text:p>
      <text:list xml:id="list1372869631" text:style-name="WWNum17">
        <text:list-item>
          <text:p text:style-name="P22">Einsatz von React / React Native</text:p>
        </text:list-item>
        <text:list-item>
          <text:p text:style-name="P22">sinnvoll kommentierte Quelltexte</text:p>
        </text:list-item>
        <text:list-item>
          <text:p text:style-name="P22">Formatierung beachten (Lesbarkeit!)</text:p>
        </text:list-item>
        <text:list-item>
          <text:p text:style-name="P22">Nutzung einer Versionsverwaltung </text:p>
        </text:list-item>
        <text:list-item>
          <text:p text:style-name="P22">Das Interaktionskonzept der Anwendung muss eine benutzerfreundliche Benutzeroberfläche gewährleisten. Dies schließt eine klare Navigation, verständliche Anwei<text:soft-page-break/>sungen und eine intuitive Bedienbarkeit ein. Das Design soll den UX-Prinzipien (User Experience) entsprechen und die Barrierefreiheit für diverse Benutzergruppen berücksichtigen."</text:p>
        </text:list-item>
        <text:list-item>
          <text:p text:style-name="P20"><text:span text:style-name="T4">Ein geeignetes Testkonzept muss entwickelt und implementiert werden, um die Qualität und Zuverlässigkeit der Software sicherzustellen.</text:span><text:span text:style-name="T12"> </text:span><text:span text:style-name="T14">Unit Testing: </text:span></text:p>
          <text:p text:style-name="P20"><text:span text:style-name="T14">Deck-Operationen:</text:span></text:p>
          <text:p text:style-name="P20"><text:span text:style-name="T14">(Teste Funktionen ob Karten korrekt, hinzugefügt und entfernt werden.</text:span></text:p>
          <text:p text:style-name="P19"><text:span text:style-name="T14"><text:s/>Überprüfe ob die Gesamtanzahl der Karten korrekt aktualisiert werden. </text:span></text:p>
          <text:p text:style-name="P19"><text:span text:style-name="T14"><text:s/>Stelle sicher dass das Deck den Regeln entspricht.)</text:span></text:p>
          <text:p text:style-name="P23"><text:span text:style-name="T12">Kompabilitätstests: </text:span></text:p>
          <text:p text:style-name="P23"><text:span text:style-name="T12">(Teste die Anwendung auf verschiedenen Browsern)</text:span></text:p>
        </text:list-item>
      </text:list>
      <text:p text:style-name="P4"><text:span text:style-name="T14"/></text:p>
      <text:p text:style-name="P24"><text:span text:style-name="T12">Integration Testing:</text:span></text:p>
      <text:p text:style-name="P25"><text:span text:style-name="T12">API-Integration</text:span><text:span text:style-name="T15">(Testet die Kommunikation mit der API, um sicherzustellen das die Karteninfos korrekt abgerufen <text:s/>werden.</text:span></text:p>
      <text:p text:style-name="P25"><text:span text:style-name="T15">Überprüfe ob die Anwendung angemessen auf API Fehler reagiert)</text:span></text:p>
      <text:list xml:id="list102112247565533" text:continue-numbering="true" text:style-name="WWNum17">
        <text:list-item>
          <text:p text:style-name="P18">Browserkompabilität</text:p>
        </text:list-item>
        <text:list-item>
          <text:p text:style-name="P18">Fehlerbeahndlung</text:p>
        </text:list-item>
        <text:list-item>
          <text:p text:style-name="P18">Entwickler- und Benutzerdokumentation</text:p>
        </text:list-item>
      </text:list>
      <text:p text:style-name="P4"/>
      <text:h text:style-name="P14" text:outline-level="2">Präsentation am Freitag, den 15.03.24</text:h>
      <text:p text:style-name="P7"><text:span text:style-name="T4">Bereiten Sie eine Präsentation Ihrer Anwendung vor (Vorführen der Anwendung + PPT-Präsentation). Diese soll ca. 12-15 Minuten dauern. Überlegen Sie sich eine angemessene Struktur. Auch der Prozess der Entwicklung (Probleme, Schwierigkeiten, Lösungen, usw.) soll dargestellt werden.</text:span> </text:p>
      <text:p text:style-name="P28">Die Bewertung der Präsentation erfolgt nach den Kriterien der IHK Kiel.</text:p>
      <text:p text:style-name="P9"/>
      <text:p text:style-name="Standard"><text:span text:style-name="T5">Abgabe auf Moodle </text:span><text:span text:style-name="T6">bis spätestens</text:span><text:span text:style-name="T7"> </text:span><text:span text:style-name="T6">13.03.24 um 20 Uhr</text:span></text:p>
      <text:p text:style-name="P8">Laden Sie Ihre Anwendung inkl. Präsentation als ZIP-Archiv auf Moodle hoch:</text:p>
      <text:p text:style-name="P10"><text:span text:style-name="T4">Format:</text:span><text:span text:style-name="T8"> <text:s/>ITF-21-a-Nachname_Nachname.zi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Standard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_20__28_user_29_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Lucida Sans Unicode" style:font-family-asian="'Lucida Sans Unicode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Lucida Sans Unicode" style:font-family-asian="'Lucida Sans Unicode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Lucida Sans Unicode" style:font-family-asian="'Lucida Sans Unicode'" style:font-family-generic-asian="system" style:font-pitch-asian="variable" style:font-name-complex="Tahoma" style:font-family-complex="Tahoma" style:font-family-generic-complex="system" style:font-pitch-complex="variable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vertical-align="auto" style:writing-mode="lr-tb"/>
      <style:text-properties fo:color="#000000" loext:opacity="100%" style:font-name="Arial" fo:font-family="Arial" style:font-family-generic="roman" style:font-pitch="variable" style:letter-kerning="false" style:font-name-complex="Arial2" style:font-family-complex="Arial" style:font-family-generic-complex="system" style:font-pitch-complex="variable"/>
    </style:style>
    <style:style style:name="Footnote" style:family="paragraph" style:parent-style-name="Standard" loext:linked-style-name="Fußnotentext_20_Zchn" style:class="extra"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Kommentartext_20_Zchn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thema_20_Zchn">
      <style:text-properties fo:font-weight="bold" style:font-weight-asian="bold" style:font-weight-complex="bold"/>
    </style:style>
    <style:style style:name="Subtitle" style:family="paragraph" style:parent-style-name="Standard" style:next-style-name="Standard" loext:linked-style-name="Untertitel_20_Zchn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Lucida Sans Unicode" style:font-family-asian="'Lucida Sans Unicode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No_20_Spacing" style:display-name="No Spacing" style:family="paragraph" loext:linked-style-name="Kein_20_Leerraum_20_Zchn">
      <style:paragraph-properties fo:margin-top="0cm" fo:margin-bottom="0cm" style:contextual-spacing="false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style:letter-kerning="false" style:font-name-asian="Lucida Sans Unicode" style:font-family-asian="'Lucida Sans Unicode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Lucida Sans Unicode" style:font-family-asian="'Lucida Sans Unicode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loext:linked-style-name="HTML_20_Vorformatiert_20_Zchn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ußnotentext_20_Zchn" style:display-name="Fußnotentext Zchn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Überschrift_20_1_20_Zchn" style:display-name="Überschrift 1 Zch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Lucida Sans Unicode" style:font-family-asian="'Lucida Sans Unicode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Lucida Sans Unicode" style:font-family-asian="'Lucida Sans Unicode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Untertitel_20_Zchn" style:display-name="Untertitel Zchn" style:family="text" style:parent-style-name="Default_20_Paragraph_20_Font">
      <style:text-properties fo:color="#5a5a5a" loext:opacity="100%" style:font-name="Calibri" fo:font-family="Calibri" style:font-family-generic="roman" style:font-pitch="variable" fo:font-size="11pt" fo:letter-spacing="0.026cm" style:font-name-asian="Lucida Sans Unicode" style:font-family-asian="'Lucida Sans Unicode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5b9bd5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5b9bd5" loext:opacity="100%" fo:letter-spacing="0.009cm" fo:font-weight="bold" style:font-weight-asian="bold" style:font-weight-complex="bold"/>
    </style:style>
    <style:style style:name="Überschrift_20_3_20_Zchn" style:display-name="Überschrift 3 Zchn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Lucida Sans Unicode" style:font-family-asian="'Lucida Sans Unicode'" style:font-family-generic-asian="system" style:font-pitch-asian="variable" style:font-name-complex="Tahoma" style:font-family-complex="Tahoma" style:font-family-generic-complex="system" style:font-pitch-complex="variable"/>
    </style:style>
    <style:style style:name="apple-converted-space" style:family="text" style:parent-style-name="Default_20_Paragraph_20_Font"/>
    <style:style style:name="typ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refname" style:family="text" style:parent-style-name="Default_20_Paragraph_20_Font"/>
    <style:style style:name="dc-title" style:family="text" style:parent-style-name="Default_20_Paragraph_20_Font"/>
    <style:style style:name="Kein_20_Leerraum_20_Zchn" style:display-name="Kein Leerraum Zchn" style:family="text" style:parent-style-name="Default_20_Paragraph_20_Font" loext:linked-style-name="No_20_Spacing">
      <style:text-properties style:font-name="Calibri" fo:font-family="Calibri" style:font-family-generic="roman" style:font-pitch="variable" fo:font-size="11pt" style:letter-kerning="false" style:font-name-asian="Lucida Sans Unicode" style:font-family-asian="'Lucida Sans Unicode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Mention" style:family="text" style:parent-style-name="Default_20_Paragraph_20_Font">
      <style:text-properties fo:color="#2b579a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Lucida Sans Unicode" style:font-family-asian="'Lucida Sans Unicode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mwe-math-mathml-inline" style:family="text" style:parent-style-name="Default_20_Paragraph_20_Font"/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un" style:family="text" style:parent-style-name="Default_20_Paragraph_20_Font"/>
    <style:style style:name="pln" style:family="text" style:parent-style-name="Default_20_Paragraph_20_Font"/>
    <style:style style:name="lit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cm" fo:margin-left="0cm" fo:margin-top="0cm" fo:margin-bottom="0cm" table:align="left" style:writing-mode="lr-tb"/>
    </style:style>
    <style:style style:name="Tabelle1.A" style:family="table-column">
      <style:table-column-properties style:column-width="7.303cm"/>
    </style:style>
    <style:style style:name="Tabelle1.B" style:family="table-column">
      <style:table-column-properties style:column-width="4.35cm"/>
    </style:style>
    <style:style style:name="Tabelle1.C" style:family="table-column">
      <style:table-column-properties style:column-width="4.348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ing_20_2">
      <style:paragraph-properties fo:margin-left="3.752cm" fo:margin-right="0cm" fo:text-indent="1.251cm" style:auto-text-indent="false"/>
      <style:text-properties fo:font-size="12pt" fo:font-weight="bold" style:font-size-asian="12pt" style:font-weight-asian="bold" style:font-size-complex="12pt"/>
    </style:style>
    <style:style style:name="MP2" style:family="paragraph" style:parent-style-name="Heading_20_2">
      <style:paragraph-properties fo:margin-left="3.752cm" fo:margin-right="0cm" fo:text-indent="1.251cm" style:auto-text-indent="false"/>
    </style:style>
    <style:style style:name="MP3" style:family="paragraph" style:parent-style-name="Heading_20_2">
      <style:paragraph-properties fo:margin-left="5.002cm" fo:margin-right="0cm" fo:text-indent="0cm" style:auto-text-indent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MP4" style:family="paragraph" style:parent-style-name="Header">
      <style:paragraph-properties fo:margin-left="-0.203cm" fo:margin-right="0cm" fo:orphans="0" fo:widows="0" fo:text-indent="0cm" style:auto-text-indent="false"/>
    </style:style>
    <style:style style:name="MP5" style:family="paragraph" style:parent-style-name="Header">
      <style:paragraph-properties fo:text-align="center" style:justify-single-word="false" fo:orphans="0" fo:widows="0"/>
    </style:style>
    <style:style style:name="MP6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color="#5b9bd5" loext:opacity="100%" style:font-name="Verdana" fo:font-size="10pt" style:font-size-asian="10pt" style:font-size-complex="10pt"/>
    </style:style>
    <style:style style:name="MT3" style:family="text">
      <style:text-properties fo:color="#5b9bd5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503cm" fo:margin-left="2.499cm" fo:margin-right="2.499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1.498cm" fo:margin-left="0cm" fo:margin-right="0cm" fo:margin-top="1.39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2cm" fo:margin-left="2.499cm" fo:margin-right="2.499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4"/>
            </table:table-cell>
            <table:table-cell table:style-name="Tabelle1.A1" office:value-type="string">
              <text:p text:style-name="MP5"/>
            </table:table-cell>
            <table:table-cell table:style-name="Tabelle1.A1" office:value-type="string">
              <text:p text:style-name="MP6"/>
            </table:table-cell>
          </table:table-row>
        </table:table>
        <text:h text:style-name="MP1" text:outline-level="2"><draw:frame draw:style-name="Mfr1" draw:name="Bild 2" text:anchor-type="char" svg:y="-1.159cm" svg:width="20.997cm" svg:height="2.988cm" draw:z-index="0"><draw:image xlink:href="Pictures/1000000000001361000002C51E59A124FFCEECAF.png" xlink:type="simple" xlink:show="embed" xlink:actuate="onLoad" draw:mime-type="image/png"/><svg:desc>Kopf_T_2012_Jan_720</svg:desc></draw:frame><draw:frame draw:style-name="Mfr1" draw:name="Bild1" text:anchor-type="char" svg:y="-1.159cm" svg:width="20.997cm" svg:height="2.988cm" draw:z-index="2"><draw:image xlink:href="Pictures/1000000000001361000002C51E59A124FFCEECAF.png" xlink:type="simple" xlink:show="embed" xlink:actuate="onLoad" draw:mime-type="image/png"/><svg:desc>Kopf_T_2012_Jan_720</svg:desc></draw:frame>1. Block 2017/18</text:h>
        <text:h text:style-name="MP2" text:outline-level="2"><text:span text:style-name="MT1">AWE<text:tab/>ITF-17-b</text:span><text:tab/></text:h>
      </style:header>
      <style:footer>
        <text:p text:style-name="Footer"><text:span text:style-name="MT2"><text:tab/></text:span><text:span text:style-name="MT3"><text:tab/></text:span></text:p>
      </style:footer>
    </style:master-page>
    <style:master-page style:name="First_20_Page" style:display-name="First Page" style:page-layout-name="Mpm2" draw:style-name="Mdp1" style:next-style-name="Standard">
      <style:header>
        <text:h text:style-name="MP3" text:outline-level="2"><draw:frame draw:style-name="Mfr1" draw:name="Bild3" text:anchor-type="char" svg:y="-1.159cm" svg:width="20.997cm" svg:height="2.988cm" draw:z-index="1"><draw:image xlink:href="Pictures/1000000000001361000002C51E59A124FFCEECAF.png" xlink:type="simple" xlink:show="embed" xlink:actuate="onLoad" draw:mime-type="image/png"/><svg:desc>Kopf_T_2012_Jan_720</svg:desc></draw:frame>LF 10 <text:line-break/>ITF-21-a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phan Hering</meta:initial-creator>
    <meta:editing-cycles>6</meta:editing-cycles>
    <meta:print-date>2018-05-22T08:48:00</meta:print-date>
    <meta:creation-date>2024-02-06T19:31:00</meta:creation-date>
    <dc:date>2024-02-09T10:20:33.053000000</dc:date>
    <meta:editing-duration>PT18M41S</meta:editing-duration>
    <meta:generator>LibreOffice/7.3.3.2$Windows_X86_64 LibreOffice_project/d1d0ea68f081ee2800a922cac8f79445e4603348</meta:generator>
    <meta:document-statistic meta:table-count="1" meta:image-count="3" meta:object-count="0" meta:page-count="2" meta:paragraph-count="44" meta:word-count="477" meta:character-count="3605" meta:non-whitespace-character-count="3169"/>
    <meta:user-defined meta:name="AppVersion">16.0000</meta:user-defined>
    <meta:template xlink:type="simple" xlink:actuate="onRequest" xlink:title="Arbeitsblatt Gießerei DINA-4 hoch.ott" xlink:href=""/>
  </office:meta>
</office:document-meta>
</file>